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fo:line-height="150%" fo:text-indent="0cm" style:auto-text-indent="false"/>
      <style:text-properties fo:font-variant="normal" fo:text-transform="none" fo:letter-spacing="normal"/>
    </style:style>
    <style:style style:name="P2" style:family="paragraph" style:parent-style-name="Standard">
      <style:paragraph-properties fo:margin-left="0cm" fo:margin-right="0cm" fo:line-height="150%" fo:text-indent="0cm" style:auto-text-indent="false"/>
      <style:text-properties fo:font-variant="normal" fo:text-transform="none" fo:letter-spacing="normal" style:font-name-complex="rem" style:font-size-complex="10.5pt" style:font-style-complex="normal" style:font-weight-complex="normal"/>
    </style:style>
    <style:style style:name="T1" style:family="text">
      <style:text-properties style:font-name-complex="rem" style:font-size-complex="10.5pt" style:font-style-complex="normal" style:font-weight-complex="normal"/>
    </style:style>
    <style:style style:name="T2" style:family="text">
      <style:text-properties style:font-name="rem"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סליחה</text:span><text:span text:style-name="T2">, </text:span><text:span text:style-name="T1">זה לא מה שהזמנתי</text:span><text:span text:style-name="T2">.</text:span></text:p>
      <text:p text:style-name="P1"><text:span text:style-name="T1">שלום לכולם</text:span><text:span text:style-name="T2">, </text:span><text:span text:style-name="T1">אנחנו שוב בפודקאסט סליחה</text:span><text:span text:style-name="T2">, </text:span><text:span text:style-name="T1">זה לא מה שהזמנתי</text:span><text:span text:style-name="T2">. </text:span><text:span text:style-name="T1">אני מוריך ואיתי שוב טל בשן</text:span><text:span text:style-name="T2">.</text:span></text:p>
      <text:p text:style-name="P1"><text:span text:style-name="T1">היי תעלו מפתח שיטת אימפקט ומייסד בית ספר למנהיגות תודעתית</text:span><text:span text:style-name="T2">. </text:span><text:span text:style-name="T1">והפעם איך קראת לפרק</text:span><text:span text:style-name="T2">?</text:span></text:p>
      <text:p text:style-name="P1"><text:span text:style-name="T1">עם מי את חושבת שאת מדרי</text:span><text:span text:style-name="T2">? </text:span><text:span text:style-name="T1">כן</text:span><text:span text:style-name="T2">. </text:span><text:span text:style-name="T1">נראה איתך אבל על מה באמת הפרק</text:span></text:p>
      <text:p text:style-name="P2">הפעם כן אה הפרק הזה יעסוק בגבולות</text:p>
      <text:p text:style-name="P1"><text:span text:style-name="T1">גבולות זה נושא מסובך אה כמו כל נושא שאנחנו מנסים להתייחס אליו א יש כל מיני סוגים של גבולות אה בדרך כלל שמדברים על גבולות ישר חושבים על חינוך של ילדים וזה ההרגל שלנו ללכת לזירה הזו אבל אני רוצה לדבר על הדבר הזה במובן קצת יותר רחב ולהתעסק על גבולות ומה שקשור למערכת היחסים הכללית שלי עם העולם</text:span><text:span text:style-name="T2">. </text:span><text:span text:style-name="T1">מתי אני צריך לשים גבולות</text:span><text:span text:style-name="T2">? </text:span><text:span text:style-name="T1">מתי אני לא צריך לשים גבולות</text:span><text:span text:style-name="T2">. </text:span><text:span text:style-name="T1">איזה סוגות סוגים של גבולות יש</text:span><text:span text:style-name="T2">?</text:span></text:p>
      <text:p text:style-name="P1"><text:span text:style-name="T1">גבולות כדי לשמור על עצמי או גבולות כדי לחנך את הסביבה</text:span><text:span text:style-name="T2">.</text:span></text:p>
      <text:p text:style-name="P1"><text:span text:style-name="T1">תראי</text:span><text:span text:style-name="T2">, </text:span><text:span text:style-name="T1">יש אה יש איזה מדרג</text:span><text:span text:style-name="T2">. </text:span><text:span text:style-name="T1">הגבולות הראשונים שאנחנו שמים גם לעצמנו וגם לאחרים</text:span><text:span text:style-name="T2">, </text:span><text:span text:style-name="T1">אני מניח שהם גבולות א מוסרים</text:span><text:span text:style-name="T2">. </text:span><text:span text:style-name="T1">אה לא גונב</text:span><text:span text:style-name="T2">, </text:span><text:span text:style-name="T1">לא רוצח</text:span><text:span text:style-name="T2">, </text:span><text:span text:style-name="T1">לא עונס</text:span><text:span text:style-name="T2">. </text:span><text:span text:style-name="T1">שם את הגבולות החברתיים המוסרים האלה על עצמי ושם גם את הגבולות האלה החברתיים המוסרים על הילדים שלי אה ומשם אני גם מחנך ויש גבולות של מדינה ויש גבולות של מערכות יחסים א מה מותר ומה אסור ואלה לא הגבולות שאני רוצה לדבר עליהם א למרות שחלק מאוד מאוד משמעותי מהמאבקים היומיומיים שלנו זה על לשים גבולות של מותר ואסור א כדי לאפשר חברה בריאה או מערכות יחסים בריאות וביטחון לילדים ש שלנו אה ילד בלי גבולות מן הסתם הוא ילד עבוד אין לו על מי לסמוך הוא לא יכול לסמוך על ההורים שלו גם הוא לא באמת יכול לייצר חופש כי חופש בריא אולי זאת קלישה קצת יכול לעשות בתוך גבולות ברורים הגיוניים בים אולי אבל עדיין נדרשים גבולות כדי להתקיים בהם</text:span></text:p>
      <text:p text:style-name="P2">אבל לא על הגבול הזה אתה רוצה לדבר</text:p>
      <text:p text:style-name="P2">אה לא הוא</text:p>
      <text:p text:style-name="P2">אז על מה כן</text:p>
      <text:p text:style-name="P2">הוא מעניין אבל לא מאוד מעניין אני רוצה לדבר בדיוק על הדבר הזה ש שהתחלתי ו עם סליחה עם מי את חושבת שאת מדברת לדבר על גבולות של מערכות יחסים של יחס שיש לי א מהעולם א גבול שבו ילד מדבר אלמא שלו בחוצפה ולאבא שלו בחוצפה ואבא שלו מתפוצץ עליו ואומר לו סליחה אם אתה חושב שאני מדבר מה אני חבר שלך</text:p>
      <text:p text:style-name="P1"><text:span text:style-name="T1">כן היינו אין משפט הזה א זה שאני לא יכול לשת את זה שמישהו לא סופר אותי אז אני מאפס אותו אני אומר לו בואנה גם אני פה אוקיי א גבול בלתי נסבל שאני מרגיש שמישהו מדבר עליי בחוסר כבוד</text:span><text:span text:style-name="T2">, </text:span><text:span text:style-name="T1">הבוס שלי מתאמר בי לא נותן לי את מה שמגיע לי א והרבה הרבה מאוד גבולות של מערכות יחסים של כבוד של חלוקה של מטלות א זה יכול לבוא לידי ביטוי בהרבה מאוד רבדים והסיפור הוא שיש בלבול בין א הגבולות שדיברתי אליהם קודם כמו שאני צריך להפס את הילד שלי ולשים לו גבול ברור או אני צריכה להעמיד את הבן זוג במקום כי ככה לא מתנהגים ואנחנו חושבים שאנחנו עושים את זה כי אנחנו מחנכים או כי אלו הם הערכים שאנחנו רוצים לאחוז בה אבל בעצם התרחש פה משהו אחר ופה אני רוצה לעשות איזשהו פיצול אני רוצה לדבר על הרעיון הזה שיש בעצם שני סוגים של גבולות גבול ראקטיבי וגבול פרואקטיבי</text:span></text:p>
      <text:p text:style-name="P2">עכשיו הרגע שאני אומרת אני צריכה דוגמה</text:p>
      <text:p text:style-name="P1"><text:span text:style-name="T1">כן גבול ראקטיבי גם אם נחשוב אפילו על גבול רגיל של מדינה</text:span><text:span text:style-name="T2">. </text:span><text:span text:style-name="T1">זה גבול שבו או מצב שבו כוחות אויב פלשו וחצו את הגבול</text:span><text:span text:style-name="T2">. </text:span><text:span text:style-name="T1">ואני נאלצתי להגיב ולעדוף את מי שפלש אליי</text:span><text:span text:style-name="T2">. </text:span><text:span text:style-name="T1">זאת אומרת אם הבוס שלי מתאמר בי הוא פולש אל הגבול שלי ואני אין לי ברירה אלא </text:span><text:span text:style-name="T2">to react </text:span><text:span text:style-name="T1">ולהגיד לו סליחה דבר אליי עוד פעם אחת ככה א אני עוזב את הארגון</text:span><text:span text:style-name="T2">. </text:span><text:span text:style-name="T1">זה אגב כלל מה שקורה</text:span><text:span text:style-name="T2">. </text:span><text:span text:style-name="T1">אני סופג שוב ושוב את ההשפלות האלה וחוזר שוב שוב בבית ואומר הוא מדבר עליו כמו </text:span><text:soft-page-break/><text:span text:style-name="T1">שצריך אין אין כבוד בעבודה זה אותו גבול שהילד שלי מתחצף אליי או הבן זוג שלי נותן לי את היחס שמגיע לי ואני מוצא את עצמי נעלו נעלצת להדוף בתקיפה ולהעמיד את הפולה של מקומו</text:span></text:p>
      <text:p text:style-name="P2">זאת אומרת שהגדר שעצבתי סביבי נרמסה על ידי אחר ואני רק באה ומנסה להרים בחזרה את הגדר</text:p>
      <text:p text:style-name="P1"><text:span text:style-name="T1">ואנחנו כבר אמרנו שתודעה </text:span><text:span text:style-name="T2">react</text:span><text:span text:style-name="T1">טיבית </text:span><text:span text:style-name="T2">I am reacting to </text:span><text:span text:style-name="T1">משהו כי בעצם בעצם זה גורם לי להרגיש משהו שאני לא מעוניין להרגיש</text:span><text:span text:style-name="T2">. </text:span><text:span text:style-name="T1">אמרנו שהתכלית של התודעה הראקטיבית היא למנוע עתיד רגשי לא רצוי</text:span><text:span text:style-name="T2">. </text:span><text:span text:style-name="T1">וכשמישהו פולש אליי בעצם יש חוויה פנימית עמוקה של איום</text:span><text:span text:style-name="T2">. </text:span><text:span text:style-name="T1">אני מרגיש שנעשה במעשה שהוא לא ראוי</text:span><text:span text:style-name="T2">. </text:span><text:span text:style-name="T1">אני מאבד את השקט הנפשי שלי</text:span><text:span text:style-name="T2">. </text:span><text:span text:style-name="T1">ותע מ</text:span><text:span text:style-name="T2">10 </text:span><text:span text:style-name="T1">אפשר לזהות גבול ראקטיבי א בזה שהוא מלווה בכעס</text:span><text:span text:style-name="T2">.</text:span></text:p>
      <text:p text:style-name="P1"><text:span text:style-name="T1">בוא נלווה רגע את מה שאתה אומר</text:span><text:span text:style-name="T2">. </text:span><text:span text:style-name="T1">בדוגמה</text:span><text:span text:style-name="T2">. </text:span><text:span text:style-name="T1">התחלת להגיד התמרות ב העבודה</text:span><text:span text:style-name="T2">. </text:span><text:span text:style-name="T1">אז בוא תשליך לי את זה על הפנימיות שלי</text:span><text:span text:style-name="T2">. </text:span><text:span text:style-name="T1">בעצם</text:span></text:p>
      <text:p text:style-name="P1"><text:span text:style-name="T1">אולי צריך פה להגיד מה הוא הגבול השני</text:span><text:span text:style-name="T2">. </text:span><text:span text:style-name="T1">זאת אומרת אם יש פעם אחת גבול ראקטיבי שאני מרגיש שהגדר שלי נחצת ואני מעוין ואני חייב לצאת ולהגן על המולדת</text:span><text:span text:style-name="T2">, </text:span><text:span text:style-name="T1">זה גבול רק </text:span><text:span text:style-name="T2">react</text:span><text:span text:style-name="T1">טיבי </text:span><text:span text:style-name="T2">because I am reacting </text:span><text:span text:style-name="T1">במשהו שקורה בחוץ</text:span><text:span text:style-name="T2">. </text:span><text:span text:style-name="T1">מצד שני יש גבול שהוא גבול פרואקטיבי</text:span><text:span text:style-name="T2">. </text:span><text:span text:style-name="T1">אז מה זה גבול פרואקטיבי</text:span><text:span text:style-name="T2">? </text:span><text:span text:style-name="T1">גבול פרואקטיבי וזה הדבר המסובך להבין ולשם אני רוצה להזיז את הדיון בסופו של דבר הוא גבול שהעולם בחוץ פוגש את הגבול הברור של טל ולכן מראש הוא לא מנסה לחצות</text:span><text:span text:style-name="T2">.</text:span></text:p>
      <text:p text:style-name="P2">אם אני אנסה להשליך את זה על הדוגמה שנתת על המדינה שפולשת למדינה אז גבול פרואקטיבי יכול להיות שהעולם בעצם יודע שאני מדינה חזקה שאם הם רק יפלשו הם הולכים להיות מושמדים אני מתחזקת את התדמית הזו ואז הגבול שלי לא נפרץ</text:p>
      <text:p text:style-name="P2">כן רק זה לא תדמית זו אמת אם זו אמת</text:p>
      <text:p text:style-name="P2">אוקיי</text:p>
      <text:p text:style-name="P1"><text:span text:style-name="T1">ואז המדינה השכנה היא פוגשת את הגבול והיא אומרת זה לא גבול שיש טעם לדבר עליו</text:span><text:span text:style-name="T2">, </text:span><text:span text:style-name="T1">זה לא גבול שיש טעם לבחון אותו והיא הולכת ומחפשת מדינה אחרת להתעסק איתה</text:span><text:span text:style-name="T2">. </text:span><text:span text:style-name="T1">זאת אומרת יש הורה או עובד או בן זוג שהוא אף פעם לא מוצא את עצמו נארץ לשים גבול לאנשים שמרשים להם לעצמם יותר מדי מולו</text:span><text:span text:style-name="T2">.</text:span></text:p>
      <text:p text:style-name="P2">דוגמה</text:p>
      <text:p text:style-name="P1"><text:span text:style-name="T1">ויש אנשים שכל הזמן צריכים לעצור את האנשים שמרשים לעצמם יותר מדי</text:span><text:span text:style-name="T2">. </text:span><text:span text:style-name="T1">לבק יש מהם יותר מדי או אני צריכה אני צריך לשים לך גבול כי את דואגת רק לעצמך ולא דואגת לי גבול פרואקטיבי אומר שהבן אדם בחוץ פוגש וזה משפט קצת מורכב את מערכת היחסים האותנטית שיש לי עם עצמי ואני מבין שזה לגמרי ברור ואנחנו צריכים רגע להמשיך לדוש בזה הרי הנחת העבודה שכל המודל שלנו אומר שיש קשר בין תודעה לבין מציאות ואם צריך להסביר את זה קצת יותר טוב אנחנו רוצים לבוא ולהגיד את המשפט הבא וזה משפט לזכור שבעצם מערכת היחסים שיש לי עם העולם או לעולם איתי היא למעשה השתקפות מוחלטת של מערכת היחסים שיש לי עם עצמי</text:span><text:span text:style-name="T2">. </text:span><text:span text:style-name="T1">פרט נמק והסבר</text:span><text:span text:style-name="T2">.</text:span></text:p>
      <text:p text:style-name="P1"><text:span text:style-name="T1">בוא נלך למקום א לא יודע אם להגיד שהוא פשוט</text:span><text:span text:style-name="T2">. </text:span><text:span text:style-name="T1">זה אומר ש אם אני מוצא את עצמי כל הזמן נאלץ להדוף את האנשים שאינם נותנים לי מקום מקום ביטוי מקום לרעיונות שלי</text:span><text:span text:style-name="T2">, </text:span><text:span text:style-name="T1">את הזכות להביע את מה שאני מרגיש</text:span><text:span text:style-name="T2">. </text:span><text:span text:style-name="T1">בעלי סופר אותי</text:span><text:span text:style-name="T2">, </text:span><text:span text:style-name="T1">אשתי לא סופרת אותי</text:span><text:span text:style-name="T2">, </text:span><text:span text:style-name="T1">הוא מסתכל רק על עצמו ואני על זה מאפס אותו</text:span><text:span text:style-name="T2">. </text:span><text:span text:style-name="T1">אני צריך לשאול את עצמי</text:span><text:span text:style-name="T2">, </text:span><text:span text:style-name="T1">האם בקורלציה אני כן נותן לעצמי את המקום שמגיע לי</text:span><text:span text:style-name="T2">, </text:span><text:span text:style-name="T1">את המרחב שמגיע לי</text:span><text:span text:style-name="T2">.</text:span></text:p>
      <text:p text:style-name="P1"><text:span text:style-name="T1">זאת אומרת</text:span><text:span text:style-name="T2">, </text:span><text:span text:style-name="T1">מבחינתי רק מראה</text:span><text:span text:style-name="T2">, </text:span><text:span text:style-name="T1">אבל אני צריכה לעשות את העבודה הפנימית ולהגיד</text:span><text:span text:style-name="T2">, </text:span><text:span text:style-name="T1">רגע</text:span><text:span text:style-name="T2">, </text:span><text:span text:style-name="T1">אבל יכול להיות שגם אני מתייחסת לעצמי כך</text:span><text:span text:style-name="T2">, </text:span><text:span text:style-name="T1">אז ברור שלא יהיה גבול</text:span><text:span text:style-name="T2">. </text:span><text:span text:style-name="T1">איפה</text:span><text:span text:style-name="T2">? </text:span><text:span text:style-name="T1">אין גבול לחוצפה</text:span><text:span text:style-name="T2">. </text:span><text:span text:style-name="T1">זאת אומרת</text:span><text:span text:style-name="T2">, </text:span><text:span text:style-name="T1">אם אתה לא מרשה לעצמך לקחת עבור עצמך ולדאוג לעצמך מה אתה מתפוצץ על העולם שהוא לא סופר אותך</text:span><text:span text:style-name="T2">. </text:span><text:span text:style-name="T1">אם אתה לא סופר את הצרכים הרצונות שלך בוודאי בוודאי שהעולם יפגבוש גבול אדם שלא סופר את עצמו והוא יקח את המרחב הזה</text:span><text:span text:style-name="T2">. </text:span><text:span text:style-name="T1">יש מערכת יחסים בין תודעות</text:span><text:span text:style-name="T2">.</text:span></text:p>
      <text:p text:style-name="P2"><text:soft-page-break/>אני רוצה לתת דוגמה מאחד הקורסים שהיו</text:p>
      <text:p text:style-name="P1"><text:span text:style-name="T1">שבעצם הגיע א בחור שסיפר שהוא עושה הכל בבית אה וכל הזמן תלונן על אשתו שהכל עליו</text:span><text:span text:style-name="T2">, </text:span><text:span text:style-name="T1">הילדים עליו</text:span><text:span text:style-name="T2">, </text:span><text:span text:style-name="T1">התחזוג של הבית עליו</text:span><text:span text:style-name="T2">, </text:span><text:span text:style-name="T1">הכל הכל הכל עליו ובעצם כשיורדים לשורש העניין מגלים שבעצם הוא לא נותן לעצמו את המקום</text:span><text:span text:style-name="T2">. Not about them, </text:span><text:span text:style-name="T1">נכון</text:span><text:span text:style-name="T2">? </text:span><text:span text:style-name="T1">כשאשתו פוגשת בן אדם שחייב לקחת אחריות על כל דבר</text:span><text:span text:style-name="T2">, </text:span><text:span text:style-name="T1">במקרה</text:span><text:span text:style-name="T2">, </text:span><text:span text:style-name="T1">אם אני זוכר נכון את הסיפור</text:span><text:span text:style-name="T2">, </text:span><text:span text:style-name="T1">כי בתור ילד</text:span><text:span text:style-name="T2">, </text:span><text:span text:style-name="T1">הוא היה ילד הורי</text:span><text:span text:style-name="T2">, </text:span><text:span text:style-name="T1">שאם הוא לא היה לוקח את כל הדברים עליו</text:span><text:span text:style-name="T2">, </text:span><text:span text:style-name="T1">המשפחה הייתה קורסת</text:span><text:span text:style-name="T2">, </text:span><text:span text:style-name="T1">כי ההורים היו ביק וב</text:span><text:span text:style-name="T2">y </text:span><text:span text:style-name="T1">והיו טרגליות בבית</text:span><text:span text:style-name="T2">. </text:span><text:span text:style-name="T1">ואסטרטגית הילדות שלו אומרת</text:span><text:span text:style-name="T2">, </text:span><text:span text:style-name="T1">אם אין אני לי מי לי</text:span><text:span text:style-name="T2">, </text:span><text:span text:style-name="T1">כלומר</text:span><text:span text:style-name="T2">, </text:span><text:span text:style-name="T1">אני חייב לוותר על הרצונות שלי כדי שהבית יתקיים</text:span><text:span text:style-name="T2">. </text:span><text:span text:style-name="T1">ועם זה הוא מגיע לזוגיות</text:span><text:span text:style-name="T2">. </text:span><text:span text:style-name="T1">אז ברור שהתוצאה היא שאף אחד בבית לא לוקח אחריות</text:span><text:span text:style-name="T2">. </text:span><text:span text:style-name="T1">הוא בנה בית כזה</text:span><text:span text:style-name="T2">, </text:span><text:span text:style-name="T1">הוא בחר בית כזה כדי לייצר לעצמו בית יציב</text:span><text:span text:style-name="T2">. </text:span><text:span text:style-name="T1">באופן לא מודע כמובן הוא עשה את הדבר הזה</text:span><text:span text:style-name="T2">. </text:span><text:span text:style-name="T1">ומצד שני</text:span><text:span text:style-name="T2">, </text:span><text:span text:style-name="T1">באה לו התרוניה הקבוהה</text:span><text:span text:style-name="T2">, </text:span><text:span text:style-name="T1">הכעס הקבוע</text:span><text:span text:style-name="T2">, </text:span><text:span text:style-name="T1">והוא מנסה להציב גבול לפארטנר שלו</text:span><text:span text:style-name="T2">, </text:span><text:span text:style-name="T1">שזה לא יכול להיות שתמיד הוא עושה</text:span><text:span text:style-name="T2">. </text:span><text:span text:style-name="T1">ולמה רק הוא עושה ואם רק הוא יעשה והיא לא תעשה הוא יעזוב את הבית אבל מכיוון שהוא במערכת הפנימית שלו לא מוכן לאפשר לעצמו לשחרר אחריות כי התודעה הרקטיבית שלו באה ואומרת אם אני אשחרר אחריות הבית שלי המקורי יקרוס קראנו לזה באחד הפודקאסטים מצדה מצדה תיפול והמין שלה אומר שנית מצדה לא תיפול הרי שהוא מביא מדיניות פנימית מערכת יחסים פנימית שבה הוא אינו מרשה לעצמו לשחרר אחריות והתוצר של זה מכיוון שמע שהמערכת יחסים שלי עם העולם היא השתקפות מוחלטת של מערכת היחסים שלי עם עצמי</text:span></text:p>
      <text:p text:style-name="P2">ש אין ספק שזאת המציאות שתשתקף ואני אקבל אותה הפרעה טכנית אבל א לא סגרנו אותו</text:p>
      <text:p text:style-name="P2">כתובים בהפרעות טכניות</text:p>
      <text:p text:style-name="P2">אנחנו ממשיכים איפה היינו</text:p>
      <text:p text:style-name="P2">היינו בדוגמה שנתת בעצם בנושא של זוגיות ובית אבל אם אנחנו עוברים לעולם ההורות</text:p>
      <text:p text:style-name="P1"><text:span text:style-name="T1">ההורות או העבודה יש א מלא דוגמאות ברור גם שהטרמינולוגיה למה הוא גבול היא קצת א משתנה כרגע אה גבול יכול להיות אה גם אה כמה כסף אני מקבל בעבודה</text:span><text:span text:style-name="T2">.</text:span></text:p>
      <text:p text:style-name="P1"><text:span text:style-name="T1">איך זה גבול</text:span><text:span text:style-name="T2">?</text:span></text:p>
      <text:p text:style-name="P1"><text:span text:style-name="T1">זה גבול כי הוא קשור ליחס שאני מקבל מהעולם</text:span><text:span text:style-name="T2">. </text:span><text:span text:style-name="T1">אני אתן לך דוגמה לזה בשפה</text:span><text:span text:style-name="T2">. </text:span><text:span text:style-name="T1">אוקיי</text:span><text:span text:style-name="T2">? </text:span><text:span text:style-name="T1">אתה יכול לבוא לבוס שלך ולשאול אני רציתי לבדוק האם ניתן לעלות את השכר שלי</text:span><text:span text:style-name="T2">? </text:span><text:span text:style-name="T1">והתשובה תהיה</text:span></text:p>
      <text:p text:style-name="P1"><text:span text:style-name="T1">לא אנחנו בקשיים</text:span><text:span text:style-name="T2">. </text:span><text:span text:style-name="T1">א</text:span></text:p>
      <text:p text:style-name="P1"><text:span text:style-name="T1">נכון ואני יכול לשאול את הבוס שלי אני רוצה לדרוק בכמה אני ניתן להלוטס השכר שלי והתשובה תהיה גג </text:span><text:span text:style-name="T2">5% </text:span><text:span text:style-name="T1">אם אנחנו מתחילים להבין את זה שהעולם מגיב למערכת היחסים הפנימית שלנו כלומר פעם אחת אני מטיל ספק האם מגיע לי והאם העולם יכול לתת לי והעולם עונה לי בספק הזה כלומר אני בורא את מערכת יחסים החיצונית על פי מערכת היחסים הפנימית ובפעם השנייה אני יודע שמגיע לי אני רק שואל את עצמי כמה אז גם פה עובר הגבול של השכר שלי למה זה קשור לגבול כי זה קשור לכמה אני סוה רצון מהמערכת היחסים שיש לי מהעולם</text:span><text:span text:style-name="T2">. </text:span><text:span text:style-name="T1">אוקיי</text:span><text:span text:style-name="T2">? </text:span><text:span text:style-name="T1">אה</text:span><text:span text:style-name="T2">, </text:span><text:span text:style-name="T1">ילד שאני מנסה להשכיב אותו לישון או אנחנו הולכים ליועצת שינה</text:span><text:span text:style-name="T2">, </text:span><text:span text:style-name="T1">נכון</text:span><text:span text:style-name="T2">? </text:span><text:span text:style-name="T1">יש מקצוע כזה של יועצת שינה</text:span><text:span text:style-name="T2">, </text:span><text:span text:style-name="T1">הילד לא נרדם והיא נותנת לנו טיפים והיא אומרת טוב</text:span><text:span text:style-name="T2">, </text:span><text:span text:style-name="T1">תשכיבו אותו</text:span><text:span text:style-name="T2">, </text:span><text:span text:style-name="T1">הוא יבכה</text:span><text:span text:style-name="T2">, </text:span><text:span text:style-name="T1">תחכו מחוץ לדלת</text:span><text:span text:style-name="T2">, </text:span><text:span text:style-name="T1">תתנו לו לבכות</text:span><text:span text:style-name="T2">. </text:span><text:span text:style-name="T1">עכשיו תראה נגיד שיש שתי דמויות הוריות עם הילד הזה</text:span><text:span text:style-name="T2">. </text:span><text:span text:style-name="T1">אחת אומרת א רק שהוא לא יבכה</text:span><text:span text:style-name="T2">, </text:span><text:span text:style-name="T1">כי אם הוא יבכה אני לא יעמוד בזה</text:span><text:span text:style-name="T2">. </text:span><text:span text:style-name="T1">הילד קולט את הדבר הזה</text:span><text:span text:style-name="T2">. </text:span><text:span text:style-name="T1">ולמרות ש השאיפה הכי עמוקה שלי היא לשים גבול לילד לטובת הילד ולא משנה כמה אתה תבכה אה אה אתה בסוף הולך לישון אבל אם הגיעה נגיד נהיה סטריוטיפים עם האם ואינה מסוגלת להכיל את המצוקה הזו שלו כי קשה לה גם להכיל את הרגשות של המצוקה של עצמה הילד יראה את זה והוא יבין שכל מה שהוא צריך לעשות כדי לפרוץ את הגבול זה להגביר את הבכי ואם זה לא יעבוד הוא יגביר את הבכי אני גם מכיר סיפורים מחניכים שהם או הילדים שלהם היו מאבדים את ההכרה מתעלפים כדי לקבל תשומת לב או מקיעים והגבול נפרץ ונפרץ ונפרץ וההורה מגיע למצב שאין גבול מול הילד כי ילד מבין </text:span><text:soft-page-break/><text:span text:style-name="T1">שההורה אינו מסוגל לעמוד במצוקה רגשית ולכן כל מה שצריך לעשות זה להגדיל את המצוקה הרגשית כדי לפרוץ את הגבול וזה מגיע למצב שהילד פשוט בסוף עבוד וההורים הם א בהתמוטטות מוחלטת</text:span></text:p>
      <text:p text:style-name="P2">לפני שאנחנו עוברים לדמות השנייה בדוגמה זה אומר שבעצם הוא מראה לה אה שוב אנחנו מדברים על מראות ומראה למצוקה הרגשית שלה היא היא אמורה לטפל רק בעצמה עוד לפני שהיא בכלל מציבה את הגבול לילד נכון אם נלך לדמות השנייה ההורה נגיד שההורה אומר וואלה אני הגבר בא ואומר אני זה לא מעניין אותי כמובי רס ביניאמו אני לא מרים אותו ואני יכול להתמודד עם הסבל הזה של הבכי אז הילד מסתכל עליו מסתכל עליו בזווית הזו מסתכל עליו בזווית הזו אומר אין לי עם מי לדבר שם את הראש והולך לישון זה לא משנה מה שני ההורים יעשו או מה שני ההורים יגידו</text:p>
      <text:p text:style-name="P2">שניהם יניחו אותו במיטה באותה צורה</text:p>
      <text:p text:style-name="P1"><text:span text:style-name="T1">עם אותה כוונה ואותה פעולה ואותה הנחיה הורית אחד יכול לשת את המצוקה ולכן הוא פתוח למשר ומתן והשני א לא יכול לשת את המצוקה ולכן השני יכול לשתוקה ולכן הוא לא פתוח למסע מתן והנה נוצר גבול וילד שמתחצף להורה מסוים זה בגלל שההורה מאפשר את זה בפנימיות שלו עכשיו זה משפט בלתי נסבל ולכן ההורה הראשון יגיד מי אתה חושב שאתה שתבר את התפוצץ עליו ויניש את הילד וההורה השני יגיד לו עצור רגע אתה התבלבלת כלומר גם התגובה לא תהיה התגובה הראקטיבית אז בכלל אל ההורה שנותן כבוד לעצמו ולא מייצר מאבק על המקום הסבירות שמישהו ינסה לחצות את הגבול היא נמוכה מאוד אם הגבול כבר נחצע התגובה ההורית תהיה תגובה של מה שאנחנו קוראים לו מ</text:span><text:span text:style-name="T2">R </text:span><text:span text:style-name="T1">לומר של בחירה חופשית של שקט הוא יגיד לילד חמוד תעצור רגע אתה עברת פה את הגבול והילד יגיד אבא סליחה או אמא סליחה לא התכוונתי ממר יהיה איזה שקט בתגובה אני רק אזכיר לו שהוא חצא את המקום שלו</text:span></text:p>
      <text:p text:style-name="P2">בכל הדוגמאות שאתה נותן לי בעצם אני מתחילה לחשוב רגע זה טוב שיש לי הרבה גבולות זה טוב שבכל תחום אני אציב גבול אה או שהכל עניין של מה ראקטיבי ומה פרואקטיבי</text:p>
      <text:p text:style-name="P1"><text:span text:style-name="T1">זה זה התשובה היא ב יש א הרבה תרבויות וסוגים ותפיסות שונות ואני לא יכול להגיד עם הרבה גבולות זה טוב או רע כל אחד איך שהוא גדל אם אתה לא יודע למה שמת את הגבול אז אני מציע להסיר אותו אוקיי אם אתה סתם אומר על משהו אסור לקפוץ על הספות א או אסור לעשות אסור לעשות ואתה לא טרכת לברר את למה שאת הדבר הזה אז או שאתה עושה העברה בין דורית כי אצלך אסוריה לקפוץ על הספות ואז אז גם אתה דור שלישי לוסרי קיפוץ על ספורט אז קם כל אומר אם אתה לא יודע למה אתה שם גבול תעצור רגע תבדוק ובעצם שימו לב האם הגבולות הן גבולות ראקטיבים או גבולות פרואקטיבים</text:span><text:span text:style-name="T2">.</text:span></text:p>
      <text:p text:style-name="P1"><text:span text:style-name="T1">אתה אומר את זה ככה ואני אומרת רגע איך אני בכלל אדע מה פרואקטיבי ומה ראקטיבי</text:span><text:span text:style-name="T2">? </text:span><text:span text:style-name="T1">אני באותו רגע</text:span></text:p>
      <text:p text:style-name="P2">מאבדתונות מגיבה למשהו איך אני אדע</text:p>
      <text:p text:style-name="P2">גם אם אמרתי אם אני באותו רגע מאבדת אשתונות מגיבה למשהו זה גבול ראקטיבי זה אומר שחווית חוויה של איום אוקיי</text:p>
      <text:p text:style-name="P2">ואם זה לא מזיז לי אפילו את הריס הימני</text:p>
      <text:p text:style-name="P1"><text:span text:style-name="T1">אז את מבינה שיש לך החלטה לשים פה גבול כי זה הדבר הנכון לא כי את מאוימת יש בחירה חופשית</text:span><text:span text:style-name="T2">. </text:span><text:span text:style-name="T1">כשאני בחוויה רגשית קדושה שאני כועס אני לא בוחר את הפעולה</text:span><text:span text:style-name="T2">. </text:span><text:span text:style-name="T1">הפעולה בוחרת אותי</text:span><text:span text:style-name="T2">. </text:span><text:span text:style-name="T1">כשאני שקט אני זה שבוחר את הפעולה</text:span><text:span text:style-name="T2">. </text:span><text:span text:style-name="T1">יש את הסיפור הזה שאנחנו מספרים לפעמים בסדנאות על על איזה רבי בערבות רוסיה שם ביערות בשלג</text:span><text:span text:style-name="T2">. </text:span><text:span text:style-name="T1">יש לו צריף שהוא מלמד את התלמידים</text:span><text:span text:style-name="T2">. </text:span><text:span text:style-name="T1">אחד התלמידים שלו מטריף לו את הדעת והוא מת להוריד לו איזה איזה אחת אבל הוא רבי והוא לא יכול להוריד סתירה לחנק שלו</text:span><text:span text:style-name="T2">. </text:span><text:span text:style-name="T1">אז הוא יוצא החוצה שמה א לשלג והוא הולך ו הצינה עושה את שלו והמשב רוח הקר מקרר אותו ואחרי ההליכה הוא נרגע ונכנס מאוד מאוד נינוח לתוך הצריף ואז מוריד סתירה לתלמיד שלו אז אומרים לו למה אתה נותן לו עכשיו סתירה אומר תראה מקודם רציתי לתת לו סתירה כי הוא עצבן אותי עכשיו נתתי לו סתירה כי רציתי לחנך אותו אוקיי זאת אומרת כשאני עושה פעולה ג פעולת גבול אגרסיבית אגרסיבית במובן הזה שהיא נוגשה אבל היא נעשת מתוך שקט נפשי תראה שעשיתי פעולה </text:span><text:soft-page-break/><text:span text:style-name="T1">חינוכית או איך אכן עצבתי גבול ראוי לפטנר</text:span><text:span text:style-name="T2">, </text:span><text:span text:style-name="T1">לבוס</text:span><text:span text:style-name="T2">, </text:span><text:span text:style-name="T1">לילד</text:span><text:span text:style-name="T2">. </text:span><text:span text:style-name="T1">אני יודע מה המטרה</text:span><text:span text:style-name="T2">. </text:span><text:span text:style-name="T1">אני רוצה להציב גבול כדי להשיג מטרה ברורה</text:span><text:span text:style-name="T2">. </text:span><text:span text:style-name="T1">כשאני עושה את זה מתוך מקום של כעס</text:span><text:span text:style-name="T2">, </text:span><text:span text:style-name="T1">החוויה שלי היא חוויה של איום והמטרה היא להסיר את האיום</text:span><text:span text:style-name="T2">. </text:span><text:span text:style-name="T1">אין פעולה של חינוך</text:span><text:span text:style-name="T2">. </text:span><text:span text:style-name="T1">תראה</text:span><text:span text:style-name="T2">, </text:span><text:span text:style-name="T1">אם אני אומר לילד א א סליחה שאניך לד רק יותר קל לאנשים ללמוד דרך ילדים</text:span><text:span text:style-name="T2">, </text:span><text:span text:style-name="T1">כי האגו פחות פעיל שמה</text:span><text:span text:style-name="T2">. </text:span><text:span text:style-name="T1">בזוגיות קשה לנו ללמוד כי האגו מאוד פעיל במול הבוס יש אלמנט קיומי של פרנסה אז אנחנו מבטלים את הרצונות שלנו ומתקפלים טיפה ודווקא מגזוגיות יש פחד שאולי הבית תתפר</text:span></text:p>
      <text:p text:style-name="P1"><text:span text:style-name="T1">נכון ודווקא מול ילדים ניתן יותר קל לעשות תיקונים כי פערי הכוח די ברורים והחוויה הקיומית א לא קיימת תראה אני נותן לך דוגמה משבוע שעבר ילד ש בכל פעם שאמרו לו לעצור עם המסכים נכנס להתפרעות מאוד מאוד גדולה וההתפרות ות הזו כללה את זה שאתם הורים רעים ובטעות נולדתי אליכם ואם הייתי יכול להחליף אורים הייתי מחליף ושובר צלחות ושובר דברים וההורים מנסים לשים לו גבול הם מנסים לשים לו גבול גם להתנהגות הזו כי ילד לא יכול לדבר ככה וגם לשים גבול לזה שהוא חמש שעות מול המסך ביום אז הם עוצרים לו את המסך וכשהוא מתפוצץ ככה הם א א מחרימים לו את המסך יום</text:span><text:span text:style-name="T2">. </text:span><text:span text:style-name="T1">אוקיי</text:span><text:span text:style-name="T2">? </text:span><text:span text:style-name="T1">והם שמים לו גבול גם על הדיבור</text:span><text:span text:style-name="T2">, </text:span><text:span text:style-name="T1">גם על המעשה וגם על ההרגל הרע</text:span><text:span text:style-name="T2">. </text:span><text:span text:style-name="T1">עד לפה בסדר</text:span><text:span text:style-name="T2">? </text:span><text:span text:style-name="T1">אבל הסיפור האמיתי הוא שבפנים בפנים אצל ההורים האלה</text:span><text:span text:style-name="T2">, </text:span><text:span text:style-name="T1">במקרה הזה</text:span><text:span text:style-name="T2">, </text:span><text:span text:style-name="T1">אצל שניהם</text:span><text:span text:style-name="T2">, </text:span><text:span text:style-name="T1">יש סיפור מאוד עמוק עם רגשות השם</text:span><text:span text:style-name="T2">. </text:span><text:span text:style-name="T1">רגשות השם כילדים שהם פשוט לא מספיק טובים</text:span><text:span text:style-name="T2">.</text:span></text:p>
      <text:p text:style-name="P1"><text:span text:style-name="T1">ואז הוא מנגן</text:span><text:span text:style-name="T2">,</text:span></text:p>
      <text:p text:style-name="P1"><text:span text:style-name="T1">שהם ילדים רעים באופי</text:span><text:span text:style-name="T2">, </text:span><text:span text:style-name="T1">במהות</text:span><text:span text:style-name="T2">, </text:span><text:span text:style-name="T1">כי הם לא מקשיבים להורים והם לא עושים את מה שצריך</text:span><text:span text:style-name="T2">. </text:span><text:span text:style-name="T1">וכשהילד אומר את זה</text:span><text:span text:style-name="T2">, </text:span><text:span text:style-name="T1">מה</text:span><text:span text:style-name="T2">? </text:span><text:span text:style-name="T1">מה שהם שומעים זה ניגון פנימי שהם מילדים רעים ובכל פעם שהם שמים גבול הם מרגישים רעים כי הם לא מתחשבים בילד והם אימפולסיביים כי זה מה שאמרו להם אמרו להם אתם רעים אתם אימפולסיביים אתם לא ממושמעים אתם עושים מה שאתם רוצים אתם אתם מקלקים לנו את החיים כילדים זה מה שהם קיבלו כמסר כהורים ולכן כילדים ולכן כאשר הם מנסים ליצר חוויה הורית איך שהם מציבים את הגבול הוא מגיע עם רגשות אשם</text:span></text:p>
      <text:p text:style-name="P2">אז ברור שהוא יפרוץ את זה</text:p>
      <text:p text:style-name="P2">אז הילד כל מה שהוא הילד חווה את רגשות האשם הוא לא חווה את הגבול הוא חווה עצמו קורבן אה ואז הוא מאשים את הילדים דיברנו על זה זה מחזור אינפורמציה דיברנו על זה באחד הפודקאסטים הקודמים אז אני לא יכול לשים גבול לילד כאשר אני עצמי מרגיש השם והילד כדי לפרוץ את הגבול עושה רק פעולה אחת מאשים אותך בזה שאתה רואה רע ואז אתה תכנס לדיון עם הבן זוג השני ואומר אולי אנחנו לא בסדר מה אנחנו עושים לא בסדר תראי אנחנו פוגעים בילד אם הוא מדבר ככה אולי הוא למד את זה מיתענו וזה מחרסם ביכולת שלשים גבול כי מערכת היחסים שלי עם עצמי אומרת אני לא בטוח שאני באמת ילד טוב אומר ההורה לעצמו אני לא בטוח שאני באמת בסדר אני לא בטוח שאני לא ילד להור להורים שלי כמו שאני לא בטוח שאני הורה טוב אה לילדים שלי</text:p>
      <text:p text:style-name="P2">אז אם זה הבסיח הפנימי גם בין בני הזוג וגם כל אחד עם עצמו זה רק הולך ומחמיר</text:p>
      <text:p text:style-name="P1"><text:span text:style-name="T1">כן במקרה הזה זה נקרא לי להגיד נדיר</text:span><text:span text:style-name="T2">. </text:span><text:span text:style-name="T1">אני לא רוצה שהבן אדם הזה יקשיב לפודקאסט ולהגיד מה אני מקרה נדיר אבל יש אמפליטוד יש פה תדר כפול שני ההורים מרגישים משמע זה לא קורה הרבה ואז שניהם לא מצליחים לייצר את החזית שמציוה גבול עכשיו במקרה הזה בוא נסביר מה עושים עם הדבר הזה במקרה הזה כדי לצאת לשים גבול פרואקטיבי צריך ההורה לזכות את עצמו במקרה הזה האדם עזוב את ההורה האדם צריך לשאול את עצמו האם אני הורה רע</text:span></text:p>
      <text:p text:style-name="P2">סביר להניח שרגשות האשמע יגידו לי כן אני הורה ממש גרה</text:p>
      <text:p text:style-name="P1"><text:span text:style-name="T1">יפה אז עכשיו איך אני מזכה את עצמי</text:span><text:span text:style-name="T2">. </text:span><text:span text:style-name="T1">במקרה הזה</text:span><text:span text:style-name="T2">. </text:span><text:span text:style-name="T1">אנחנו כבר נכנסים פה לאיזה נישה בתוך נישה</text:span><text:span text:style-name="T2">. </text:span><text:span text:style-name="T1">אז למה ככה פתאום הפסקה באמצע הפרק</text:span><text:span text:style-name="T2">? </text:span><text:span text:style-name="T1">גם כדי לתת לכם רגע לנשום ולהקל את החומר וגם כדי להכיר לכם את הקורס הדיגיטלי שהכנתי שנקרא איך לא מה שמואר צומח</text:span><text:span text:style-name="T2">. </text:span><text:span text:style-name="T1">ומתאים לבוגרי הסדנאות המלאות וגם למי שרק מאזין </text:span><text:soft-page-break/><text:span text:style-name="T1">לפודקאסט</text:span><text:span text:style-name="T2">. </text:span><text:span text:style-name="T1">ארבעה שיעורים עמוקים ומונים על חוק הסיבה והתוצאה</text:span><text:span text:style-name="T2">. </text:span><text:span text:style-name="T1">מה שמואר צומח איך משנים מיקודי של וטכניקה מובנת ומוכחת לבריאת מציאות</text:span><text:span text:style-name="T2">. </text:span><text:span text:style-name="T1">אני מלמד שם בצורה עמוקה ומסודרת את מה שהפודקאסט נוגע בו ברמיזה</text:span><text:span text:style-name="T2">. </text:span><text:span text:style-name="T1">פשוט תלחצו על הלינק פה למטה ותמשיכו להעמיק ולהתפתח</text:span><text:span text:style-name="T2">. </text:span><text:span text:style-name="T1">זהו</text:span><text:span text:style-name="T2">. </text:span><text:span text:style-name="T1">נתראה עוד שנייה מהצד השני</text:span><text:span text:style-name="T2">. </text:span><text:span text:style-name="T1">אנחנו צריכים לשאול את ההורה האם הכוונה שלך מול הילד היא להטיב עם הילד</text:span><text:span text:style-name="T2">?</text:span></text:p>
      <text:p text:style-name="P1"><text:span text:style-name="T1">כן</text:span><text:span text:style-name="T2">.</text:span></text:p>
      <text:p text:style-name="P1"><text:span text:style-name="T1">התשובה היא חד</text:span><text:span text:style-name="T2">. </text:span><text:span text:style-name="T1">כן</text:span><text:span text:style-name="T2">. 100% </text:span><text:span text:style-name="T1">אני מנסה להטיב עם ילד</text:span><text:span text:style-name="T2">. </text:span><text:span text:style-name="T1">זה לא בריא לו</text:span><text:span text:style-name="T2">. </text:span><text:span text:style-name="T1">לא בריא לו שאין לו כבול</text:span><text:span text:style-name="T2">, </text:span><text:span text:style-name="T1">לא בריא לו שהוא הוא מול המסכים קודם</text:span><text:span text:style-name="T2">. </text:span><text:span text:style-name="T1">האם אתה עושה </text:span><text:span text:style-name="T2">100% </text:span><text:span text:style-name="T1">מאמץ</text:span><text:span text:style-name="T2">?</text:span></text:p>
      <text:p text:style-name="P1"><text:span text:style-name="T1">לגמרי</text:span><text:span text:style-name="T2">.</text:span></text:p>
      <text:p text:style-name="P1"><text:span text:style-name="T1">יפה</text:span><text:span text:style-name="T2">. </text:span><text:span text:style-name="T1">אז בן אדם צריך לשאול את עצמו</text:span><text:span text:style-name="T2">, </text:span><text:span text:style-name="T1">אם אני בכוונה נכונה וב</text:span><text:span text:style-name="T2">-100% </text:span><text:span text:style-name="T1">מאמץ ניטלה ממני הזכות</text:span><text:span text:style-name="T2">, </text:span><text:span text:style-name="T1">שני לניסוח</text:span><text:span text:style-name="T2">, </text:span><text:span text:style-name="T1">נטלה ממני הזכות להלקה עצמית</text:span><text:span text:style-name="T2">, </text:span><text:span text:style-name="T1">לאשמ</text:span><text:span text:style-name="T2">, </text:span><text:span text:style-name="T1">כי אני בכוונה נכונה ובא מאמץ</text:span><text:span text:style-name="T2">. </text:span><text:span text:style-name="T1">זאת אומרת שאני חייב לבוא ולשים גבול לא כגבול ראקטיבי</text:span><text:span text:style-name="T2">. </text:span><text:span text:style-name="T1">אני חייב לעשות לשים גבול ענייני</text:span><text:span text:style-name="T2">. </text:span><text:span text:style-name="T1">ובשביל לשים גבול ענייני לילד שלי או לבוס שלי או לבן זוג שלי</text:span><text:span text:style-name="T2">, </text:span><text:span text:style-name="T1">אני צריך להיות לנכת יחסים פנימית שהיא מוגדרת</text:span><text:span text:style-name="T2">. </text:span><text:span text:style-name="T1">במקרה הזה אני חייב להגיע כהורה שזיכה את עצמו</text:span><text:span text:style-name="T2">. </text:span><text:span text:style-name="T1">ואני אומר אני אגיע עכשיו לילד ואני אשים לו גול ענייני כי אני מאוד מאוד אוהב אותו והוא יאשים אותי אבל אני בכוונה מלאה וב</text:span><text:span text:style-name="T2">-100% </text:span><text:span text:style-name="T1">מאמץ ואני הורה שזיכה את עצמו</text:span><text:span text:style-name="T2">. </text:span><text:span text:style-name="T1">וכשאני מזכה את עצמי ה עולם לא יכול להשים אותי</text:span><text:span text:style-name="T2">.</text:span></text:p>
      <text:p text:style-name="P1"><text:span text:style-name="T1">זאת אומרת הילד בא ואתה אתה זכאי</text:span><text:span text:style-name="T2">. </text:span><text:span text:style-name="T1">זאת אומרת זה לא מפעיל אותך</text:span><text:span text:style-name="T2">.</text:span></text:p>
      <text:p text:style-name="P1"><text:span text:style-name="T1">וברגע שהילד</text:span><text:span text:style-name="T2">, </text:span><text:span text:style-name="T1">התלמיד בכיתה</text:span><text:span text:style-name="T2">, </text:span><text:span text:style-name="T1">בן הזוג</text:span><text:span text:style-name="T2">, </text:span><text:span text:style-name="T1">הבוס</text:span><text:span text:style-name="T2">, </text:span><text:span text:style-name="T1">הקולגה</text:span><text:span text:style-name="T2">, </text:span><text:span text:style-name="T1">פוגש בדוגמה הזו</text:span><text:span text:style-name="T2">, </text:span><text:span text:style-name="T1">אדם שאני לא יכול לנגן על כלידי האשמה שלו</text:span><text:span text:style-name="T2">, </text:span><text:span text:style-name="T1">כלומר מערכת היחסים הפנימית שלו היא מערכת יחסים של זיכוי</text:span><text:span text:style-name="T2">. </text:span><text:span text:style-name="T1">הבן אדם בחוץ לא יכול לנגן על כלידי השמ</text:span><text:span text:style-name="T2">, </text:span><text:span text:style-name="T1">נוצר גבול</text:span><text:span text:style-name="T2">. </text:span><text:span text:style-name="T1">אני לוקח לילד את המחשב</text:span><text:span text:style-name="T2">. </text:span><text:span text:style-name="T1">הילד מסתכל על ההורה אין סדק להיכנס אצל ההורה כי ילד עומד ההורה עומד שם שקט במערכת יחסים פנימית של זיכוי מלא</text:span><text:span text:style-name="T2">. </text:span><text:span text:style-name="T1">הילד מסתכל ואומר אין לי מי לדבר ועובר גבול וזה נשמע אולי כמו קסם</text:span><text:span text:style-name="T2">. </text:span><text:span text:style-name="T1">זו דוגמה משבוע שעבר</text:span><text:span text:style-name="T2">. </text:span><text:span text:style-name="T1">ההורה הזה אכן חזר הביתה קיבל את המחשב כפי שהוא קיבל אותו </text:span><text:span text:style-name="T2">600,000 </text:span><text:span text:style-name="T1">פעם בעבר</text:span><text:span text:style-name="T2">. </text:span><text:span text:style-name="T1">בעבר קיבל צלחות נשברות על הרצפה</text:span><text:span text:style-name="T2">. </text:span><text:span text:style-name="T1">זאת לא מטפורה</text:span><text:span text:style-name="T2">. </text:span><text:span text:style-name="T1">צלחות נשברות על הרצפה</text:span><text:span text:style-name="T2">. </text:span><text:span text:style-name="T1">צרחות א חפצים מפתיעים הילד הסתכל ואמר אוקיי רק כי נוצר גבול פנימי</text:span></text:p>
      <text:p text:style-name="P2">משהו השתנה מבחינת הילד ומבחינת האור</text:p>
      <text:p text:style-name="P2">נכון אנחנו מנסים להסביר פה שיש קשר בין תודעה ומציאות אבל זה לא תחשוב טוב ויהיה טוב זה לא הסוד שאומר תחשוב שיש לך חניה תהיה לך חניה אני לא רוצה לזלזל בסוד יש שם מורים מדהימים זה הסרט ספר מדהים אבל בסוף הממד הוא קצת יותר א פנימית זה לא רק א</text:p>
      <text:p text:style-name="P1"><text:span text:style-name="T1">ולכן אנחנו כן נגיד מערכת היחסים שיש לי עם העולם היא השתקפות מוחלטת של מערכת יחסים שיש לי עם עצמי אם העולם חוצא גבולות או לא נותן לי יחס ראוי זה אומר שבאותו מימד שהעולם לא נותן לי יחס ראוי שם אני לא נותן לעצמי יחס ראוי אם אני כועס על בן הזוג שלי שהוא לא רואה אותי כי אני חוזר הביתה והוא תקוע באייפד ולא מרים את הראש ועל זה אני מתפוצץ ושם אני מנסה לאפס אותו ולחנך אותו ולהציב את הגבולות שאני לא מוכנה שאני חוזרת הביתה אין כלים כי אתה לא רואה אותי זה למשל יהיה א גבול אין מה לעשות צריך לעבור לאותו מיקוד שליטה פנימיים ולהגיד אם זה טקס בבית או מול הילד או מול הבוס מהו המקום הזה שבו אני לא רואה את עצמי ועד שאני לא אהיה מסוגל לראות את עצמי ולתת לעצמי את המקום בזירה הרלוונטית אל תתפלא שהעולם חוצה את הגבול הזה ולא נותן לך את המקום בזירה רלוונטית ואם ה הילד שלך אה מתחצף אליך</text:span><text:span text:style-name="T2">, </text:span><text:span text:style-name="T1">לא מכבד את עצמך</text:span><text:span text:style-name="T2">, </text:span><text:span text:style-name="T1">שאל את עצמך איזו מערכת יחסים פנימית היא מערכת יחסים לא מכבדת</text:span><text:span text:style-name="T2">. </text:span><text:span text:style-name="T1">מה בך אתה לא מכבד</text:span><text:span text:style-name="T2">? </text:span><text:span text:style-name="T1">זה נשמע ניו אג</text:span><text:span text:style-name="T2">'</text:span><text:span text:style-name="T1">י</text:span><text:span text:style-name="T2">, </text:span><text:span text:style-name="T1">זה נשמע פשטני</text:span><text:span text:style-name="T2">, </text:span><text:span text:style-name="T1">אבל זה פשוט ככה עופד</text:span><text:span text:style-name="T2">. </text:span><text:span text:style-name="T1">הורה שמכבד את עצמו והכבוד העצמי שלו א לא פתוח למשר ומתן</text:span><text:span text:style-name="T2">, </text:span><text:span text:style-name="T1">זוכה מיד לכבוד מתלמידיו אה מ הוריו ומידיו</text:span><text:span text:style-name="T2">. </text:span><text:span text:style-name="T1">מורה אה שלא בטוח בזכות שלו ללמד יקבל כיתה שאוכלת לו </text:span><text:soft-page-break/><text:span text:style-name="T1">את הראש ומוחדת אותו תוך יום תוך </text:span><text:span text:style-name="T2">10 </text:span><text:span text:style-name="T1">דקות ויכול להיות שהוא שולט בעד בצורה מופלאה ומורה ששולט בעד פחות אבל הוא חש זכות עמוקה ללמד והוא לא מייצר א דיאלוג פנימי האם יש לי זכות ללמד אז תלמידים לומדים אם יש מורה בפנים יש תלמיד בחוץ יש הורה בפנים יש ילד בחוץ וזו המערכת המ גרת המערכת שאומרת אם זו המציאות שאתה מקבל אתה חייב לראות איזה תודעה אתה מחזיק</text:span></text:p>
      <text:p text:style-name="P2">אנחנו מתקרבים לקראת סיום הפרק ובעצם מה שאתה אומר אני רוצה לסכם את כל התהליך שזה הפיך שבעצם גבול שהוא גבול ראקטיבי יכול בעזרת עבודה פנימית להפוך להיות גבול א פרואקטיבי</text:p>
      <text:p text:style-name="P1"><text:span text:style-name="T1">אני חושב שזה אפילו עוד יותר דרמטי מזה כשאנחנו מצבים כל מי שיהיה ישר עם עצמו ומקשיב לפרודקאסט הזה יגלה למגינת רוחו ולבו שכשהוא שם גבול ראקטיבי ל עולם הוא כבר עושה את זה שנים הוא עושה את זה מאות פעמים לאותן דמויות וזה לא עובד אי אפשר לברוח מהאמת הזו אנחנו מנסים להפס כשאנחנו כועסים את העולם שמקיף אותנו והעולם לא מיישר קו עם הדבר הזה למה דיברנו על זה בפודקאסטים אחרים כי זו הטרגדיה של התודעה הראקטיבית אוקיי שהיא בוראת בדיוק את הדבר ממנו היא רוצה להימנע ולימור כשבן אדם א מתחיל לייצר גבול פרואקטיבי שהוא אומר אוקיי</text:span><text:span text:style-name="T2">, </text:span><text:span text:style-name="T1">העולם צריך לפגוש את הגבול שלי איפה שהוא נגמר</text:span><text:span text:style-name="T2">, </text:span><text:span text:style-name="T1">שהוא תולדה של ההוויה שלי</text:span><text:span text:style-name="T2">. </text:span><text:span text:style-name="T1">הוא צריך לפגוש את ההוויה שלי</text:span><text:span text:style-name="T2">, </text:span><text:span text:style-name="T1">זה יכול להשתנות בן לילה</text:span><text:span text:style-name="T2">. </text:span><text:span text:style-name="T1">את יודעת</text:span><text:span text:style-name="T2">, </text:span><text:span text:style-name="T1">תתה לי איזה איזה דוגמה א שוחד</text:span><text:span text:style-name="T2">, </text:span><text:span text:style-name="T1">היא אמנם מוזרה</text:span><text:span text:style-name="T2">, </text:span><text:span text:style-name="T1">אבל אה גם לא כל כך עולם התוכן שלנו</text:span><text:span text:style-name="T2">, </text:span><text:span text:style-name="T1">אבל חשבתי על זה שיש אנשים שמישהו יכול לשקול להציע להם שוחד ויש אנשים שאתה תסתכל עליהם ואתה אומר</text:span><text:span text:style-name="T2">, </text:span><text:span text:style-name="T1">אין שום סיכוי להציע לו</text:span><text:span text:style-name="T2">. </text:span><text:span text:style-name="T1">שוחד וזה לא קשור למה הבן אדם עושה אתה אתה פשוט מבין מה אתה פוגש גבול שהוא גבול פרואקטיבי יכול לשנות את הספינה בן יום ב</text:span><text:span text:style-name="T2">-180 </text:span><text:span text:style-name="T1">מעלות וזה אני אומר פשוט ב באחרות מלאה העצה הפרגמטית ואולי בזה נסגור היא לעשות פעולה כזו לבוא ולהגיד אוקיי איפה בחיים שלי אני מנסה כבר הרבה מאוד זמן א להדוף לשים גבולות להגדיר מערכת יחסים ואיפה זה לא עובד ואיפה כשזה לא עובד לאורך זמן כי זה חייב להיות שנים אה אני גם מוצא את עצמי מתפוצץ על הדבר הזה</text:span><text:span text:style-name="T2">. </text:span><text:span text:style-name="T1">כלומר זה מרטיח אותי</text:span><text:span text:style-name="T2">. </text:span><text:span text:style-name="T1">אם זה הרבה מאוד שנים וזה לא משנה וזה מרטיח אותי</text:span><text:span text:style-name="T2">, </text:span><text:span text:style-name="T1">אנחנו בגבול ראקטיבי</text:span><text:span text:style-name="T2">. </text:span><text:span text:style-name="T1">ואז אני צריך לשאול מה היו מהוא הטקסט שאני אומר על העולם</text:span><text:span text:style-name="T2">? </text:span><text:span text:style-name="T1">נגיד כמו שאמרנו</text:span><text:span text:style-name="T2">, </text:span><text:span text:style-name="T1">לא מכבד אותי זה טקסט אחד</text:span><text:span text:style-name="T2">, </text:span><text:span text:style-name="T1">לא סופר אותי זה טקסט</text:span><text:span text:style-name="T2">, </text:span><text:span text:style-name="T1">לא נותן לי מקום</text:span><text:span text:style-name="T2">, </text:span><text:span text:style-name="T1">מתחצף אליי</text:span><text:span text:style-name="T2">, </text:span><text:span text:style-name="T1">לא נותן לי מה שמגיע לי</text:span><text:span text:style-name="T2">. </text:span><text:span text:style-name="T1">לראות מה הוא הטיעון החיצוני</text:span><text:span text:style-name="T2">. </text:span><text:span text:style-name="T1">ואז לעשות היפחה</text:span><text:span text:style-name="T2">, </text:span><text:span text:style-name="T1">לקחת את הטיעון החיצוני ולהפוך אותו לטיון פנימי</text:span><text:span text:style-name="T2">. </text:span><text:span text:style-name="T1">איפה אני לא מכבד אותי ומה הפעולה שתבטא את הכבוד הזה</text:span><text:span text:style-name="T2">? </text:span><text:span text:style-name="T1">איפה אני לא סופר אותי</text:span><text:span text:style-name="T2">? </text:span><text:span text:style-name="T1">באיזה מימד ומה הפעולה שתעשה את זה</text:span><text:span text:style-name="T2">? </text:span><text:span text:style-name="T1">השמעה זיכוי לא נותן מקום לתת מקום</text:span><text:span text:style-name="T2">. </text:span><text:span text:style-name="T1">וברגע שאני סוגר את הפינה הזו ללכת ולשים גבול שהוא גבול ענייני</text:span><text:span text:style-name="T2">. </text:span><text:span text:style-name="T1">אני שקט</text:span><text:span text:style-name="T2">, </text:span><text:span text:style-name="T1">אני יודע למה אני ראוי</text:span><text:span text:style-name="T2">, </text:span><text:span text:style-name="T1">מה מגיע לי</text:span><text:span text:style-name="T2">, </text:span><text:span text:style-name="T1">ואם הילד מתחצף</text:span><text:span text:style-name="T2">, </text:span><text:span text:style-name="T1">אני מסתכל אבל אני אומר לו דבר אליי בכבוד</text:span><text:span text:style-name="T2">. </text:span><text:span text:style-name="T1">בדרך כלל גם לא צריך להגיד</text:span><text:span text:style-name="T2">. </text:span><text:span text:style-name="T1">הילד מסתכל אומר</text:span><text:span text:style-name="T2">, </text:span><text:span text:style-name="T1">אני לא יודע מה השתנה</text:span><text:span text:style-name="T2">? </text:span><text:span text:style-name="T1">אבל עם זה אני לא מתעסק</text:span><text:span text:style-name="T2">. </text:span><text:span text:style-name="T1">הבוס אומר</text:span><text:span text:style-name="T2">, </text:span><text:span text:style-name="T1">הבנתי</text:span><text:span text:style-name="T2">, </text:span><text:span text:style-name="T1">אי אפשר יותר להרים את הכל על הבן אדם הזה</text:span><text:span text:style-name="T2">. </text:span><text:span text:style-name="T1">אוקיי</text:span><text:span text:style-name="T2">? </text:span><text:span text:style-name="T1">הבן זוג אומר</text:span><text:span text:style-name="T2">, </text:span><text:span text:style-name="T1">א הוא התחיל לספור את עצמו אה</text:span></text:p>
      <text:p text:style-name="P1"><text:span text:style-name="T1">גם אני אתן לו מקום</text:span><text:span text:style-name="T2">.</text:span></text:p>
      <text:p text:style-name="P1"><text:span text:style-name="T1">כן</text:span><text:span text:style-name="T2">. </text:span><text:span text:style-name="T1">וזה פשוט קורה</text:span><text:span text:style-name="T2">. </text:span><text:span text:style-name="T1">למה</text:span><text:span text:style-name="T2">? </text:span><text:span text:style-name="T1">כי זו סיבה</text:span><text:span text:style-name="T2">, </text:span><text:span text:style-name="T1">תוצאה</text:span><text:span text:style-name="T2">, </text:span><text:span text:style-name="T1">תודעה ומציאות</text:span><text:span text:style-name="T2">. </text:span><text:span text:style-name="T1">אה</text:span><text:span text:style-name="T2">,</text:span></text:p>
      <text:p text:style-name="P1"><text:span text:style-name="T1">איך הכל מגיע בסוף לאותו מקום</text:span><text:span text:style-name="T2">?</text:span></text:p>
      <text:p text:style-name="P1"><text:span text:style-name="T1">כן</text:span><text:span text:style-name="T2">, </text:span><text:span text:style-name="T1">אנחנו אומרים הרבה מאוד פעמים</text:span><text:span text:style-name="T2">, </text:span><text:span text:style-name="T1">כל הבלונים מחוברים לאותה הדוחזת וזה השיעור הגדול</text:span><text:span text:style-name="T2">. </text:span><text:span text:style-name="T1">זה לא נעים לקחת אחריות</text:span><text:span text:style-name="T2">, </text:span><text:span text:style-name="T1">אבל התמורה מאוד מאוד גדולה בסך</text:span><text:span text:style-name="T2">. </text:span><text:span text:style-name="T1">תודה רבה על הפרק</text:span><text:span text:style-name="T2">. </text:span><text:span text:style-name="T1">אנחנו נתראה בעוד פרקים שמדברים על עוד תודעות ועל עוד שינויים בחיים</text:span><text:span text:style-name="T2">.</text:span></text:p>
      <text:p text:style-name="P1"><text:span text:style-name="T1">תודה ליבור</text:span><text:span text:style-name="T2">. </text:span><text:span text:style-name="T1">היה ממש ממש כיף</text:span><text:span text:style-name="T2">.</text:span></text:p>
      <text:p text:style-name="P1"><text:span text:style-name="T1">תודה</text:span><text:span text:style-name="T2">.</text:span></text:p>
      <text:p text:style-name="P1"><text:span text:style-name="T1">סליחה זה לא מה שהזמנתי</text:span><text:span text:style-name="T2">.</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2:38.282372000</dc:date>
    <meta:editing-duration>PT5M7S</meta:editing-duration>
    <meta:editing-cycles>6</meta:editing-cycles>
    <meta:generator>LibreOffice/25.8.2.2$Windows_X86_64 LibreOffice_project/d401f2107ccab8f924a8e2df40f573aab7605b6f</meta:generator>
    <meta:document-statistic meta:table-count="0" meta:image-count="0" meta:object-count="0" meta:page-count="7" meta:paragraph-count="75" meta:word-count="4479" meta:character-count="21956" meta:non-whitespace-character-count="17552"/>
  </office:meta>
</office:document-meta>
</file>